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Ane Halsboe-Jørgen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e Halsboe-Larse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emming Møl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emming Møller Mortense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Kaare Dybv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re Dybvad Be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lene B. Lorentze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lene Borst Han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er Hummelgaar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ter Hummelgaard Thom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er Juel Jense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ter Juel-Jen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er Kofo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ter Kofod Poul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on Emil Ammitzbøl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on Emil Ammitzbøll-Bille</text:p>
          </table:table-cell>
          <table:table-cell table:number-columns-repeated="16383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August</meta:initial-creator>
    <dc:creator>August Lohse</dc:creator>
    <meta:creation-date>2020-09-19T20:59:36Z</meta:creation-date>
    <dc:date>2020-09-19T21:10:05Z</dc:date>
    <meta:user-defined meta:name="ContentTypeId">0x010100D1254D98704FC94ABF06137C41609A8F</meta:user-defined>
  </office:meta>
</office:document-meta>
</file>